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5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3807in"/>
    </style:style>
    <style:style style:name="co4" style:family="table-column">
      <style:table-column-properties fo:break-before="auto" style:column-width="4.0516in"/>
    </style:style>
    <style:style style:name="co5" style:family="table-column">
      <style:table-column-properties fo:break-before="auto" style:column-width="4.4189in"/>
    </style:style>
    <style:style style:name="co6" style:family="table-column">
      <style:table-column-properties fo:break-before="auto" style:column-width="3.8236in"/>
    </style:style>
    <style:style style:name="co7" style:family="table-column">
      <style:table-column-properties fo:break-before="auto" style:column-width="3.531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style:use-window-font-color="true" style:text-outline="false" style:text-line-through-style="none" style:font-name="Liberation Serif" fo:language="fr" fo:country="FR" fo:text-shadow="none" style:text-underline-style="none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iberation Serif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Heading">
      <style:table-cell-properties fo:wrap-option="wrap"/>
      <style:text-properties style:use-window-font-color="true" style:text-outline="false" style:text-line-through-style="none" style:font-name="Cumberland" fo:language="fr" fo:country="FR" fo:text-shadow="none" style:text-underline-style="none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Orientatio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roposition_orientation_vers_SS_ou_PDV_cohorte.odt</text:p>
          </table:table-cell>
        </table:table-row>
        <table:table-row table:style-name="ro2">
          <table:table-cell office:value-type="string">
            <text:p>personne_id</text:p>
          </table:table-cell>
        </table:table-row>
        <table:table-row table:style-name="ro2">
          <table:table-cell office:value-type="string">
            <text:p>personne_foyer_id</text:p>
          </table:table-cell>
        </table:table-row>
        <table:table-row table:style-name="ro2">
          <table:table-cell office:value-type="string">
            <text:p>personne_qual</text:p>
          </table:table-cell>
        </table:table-row>
        <table:table-row table:style-name="ro2">
          <table:table-cell office:value-type="string">
            <text:p>personne_nom</text:p>
          </table:table-cell>
        </table:table-row>
        <table:table-row table:style-name="ro2">
          <table:table-cell office:value-type="string">
            <text:p>personne_prenom</text:p>
          </table:table-cell>
        </table:table-row>
        <table:table-row table:style-name="ro2">
          <table:table-cell office:value-type="string">
            <text:p>personne_nomnai</text:p>
          </table:table-cell>
        </table:table-row>
        <table:table-row table:style-name="ro2">
          <table:table-cell office:value-type="string">
            <text:p>personne_prenom2</text:p>
          </table:table-cell>
        </table:table-row>
        <table:table-row table:style-name="ro2">
          <table:table-cell office:value-type="string">
            <text:p>personne_prenom3</text:p>
          </table:table-cell>
        </table:table-row>
        <table:table-row table:style-name="ro2">
          <table:table-cell office:value-type="string">
            <text:p>personne_nomcomnai</text:p>
          </table:table-cell>
        </table:table-row>
        <table:table-row table:style-name="ro2">
          <table:table-cell office:value-type="string">
            <text:p>personne_dtnai</text:p>
          </table:table-cell>
        </table:table-row>
        <table:table-row table:style-name="ro2">
          <table:table-cell office:value-type="string">
            <text:p>personne_rgnai</text:p>
          </table:table-cell>
        </table:table-row>
        <table:table-row table:style-name="ro2">
          <table:table-cell office:value-type="string">
            <text:p>personne_typedtnai</text:p>
          </table:table-cell>
        </table:table-row>
        <table:table-row table:style-name="ro2">
          <table:table-cell office:value-type="string">
            <text:p>personne_nir</text:p>
          </table:table-cell>
        </table:table-row>
        <table:table-row table:style-name="ro2">
          <table:table-cell office:value-type="string">
            <text:p>personne_topvalec</text:p>
          </table:table-cell>
        </table:table-row>
        <table:table-row table:style-name="ro2">
          <table:table-cell office:value-type="string">
            <text:p>personne_sexe</text:p>
          </table:table-cell>
        </table:table-row>
        <table:table-row table:style-name="ro2">
          <table:table-cell office:value-type="string">
            <text:p>personne_nati</text:p>
          </table:table-cell>
        </table:table-row>
        <table:table-row table:style-name="ro2">
          <table:table-cell office:value-type="string">
            <text:p>personne_dtnati</text:p>
          </table:table-cell>
        </table:table-row>
        <table:table-row table:style-name="ro2">
          <table:table-cell office:value-type="string">
            <text:p>personne_pieecpres</text:p>
          </table:table-cell>
        </table:table-row>
        <table:table-row table:style-name="ro2">
          <table:table-cell office:value-type="string">
            <text:p>personne_idassedic</text:p>
          </table:table-cell>
        </table:table-row>
        <table:table-row table:style-name="ro2">
          <table:table-cell office:value-type="string">
            <text:p>personne_nom_complet</text:p>
          </table:table-cell>
        </table:table-row>
        <table:table-row table:style-name="ro2">
          <table:table-cell office:value-type="string">
            <text:p>foyer_id</text:p>
          </table:table-cell>
        </table:table-row>
        <table:table-row table:style-name="ro2">
          <table:table-cell office:value-type="string">
            <text:p>foyer_dossier_rsa_id</text:p>
          </table:table-cell>
        </table:table-row>
        <table:table-row table:style-name="ro2">
          <table:table-cell office:value-type="string">
            <text:p>foyer_sitfam</text:p>
          </table:table-cell>
        </table:table-row>
        <table:table-row table:style-name="ro2">
          <table:table-cell office:value-type="string">
            <text:p>foyer_ddsitfam</text:p>
          </table:table-cell>
        </table:table-row>
        <table:table-row table:style-name="ro2">
          <table:table-cell office:value-type="string">
            <text:p>foyer_typeocclog</text:p>
          </table:table-cell>
        </table:table-row>
        <table:table-row table:style-name="ro2">
          <table:table-cell office:value-type="string">
            <text:p>foyer_mtvallocterr</text:p>
          </table:table-cell>
        </table:table-row>
        <table:table-row table:style-name="ro2">
          <table:table-cell office:value-type="string">
            <text:p>foyer_mtvalloclog</text:p>
          </table:table-cell>
        </table:table-row>
        <table:table-row table:style-name="ro2">
          <table:table-cell office:value-type="string">
            <text:p>foyer_contefichliairsa</text:p>
          </table:table-cell>
        </table:table-row>
        <table:table-row table:style-name="ro2">
          <table:table-cell office:value-type="string">
            <text:p>prestation_personne_id</text:p>
          </table:table-cell>
        </table:table-row>
        <table:table-row table:style-name="ro2">
          <table:table-cell office:value-type="string">
            <text:p>prestation_natprest</text:p>
          </table:table-cell>
        </table:table-row>
        <table:table-row table:style-name="ro2">
          <table:table-cell office:value-type="string">
            <text:p>prestation_rolepers</text:p>
          </table:table-cell>
        </table:table-row>
        <table:table-row table:style-name="ro2">
          <table:table-cell office:value-type="string">
            <text:p>prestation_topchapers</text:p>
          </table:table-cell>
        </table:table-row>
        <table:table-row table:style-name="ro2">
          <table:table-cell office:value-type="string">
            <text:p>prestation_toppersdrodevorsa</text:p>
          </table:table-cell>
        </table:table-row>
        <table:table-row table:style-name="ro2">
          <table:table-cell office:value-type="string">
            <text:p>prestation_id</text:p>
          </table:table-cell>
        </table:table-row>
        <table:table-row table:style-name="ro2">
          <table:table-cell office:value-type="string">
            <text:p>titresejour_id</text:p>
          </table:table-cell>
        </table:table-row>
        <table:table-row table:style-name="ro2">
          <table:table-cell office:value-type="string">
            <text:p>titresejour_personne_id</text:p>
          </table:table-cell>
        </table:table-row>
        <table:table-row table:style-name="ro2">
          <table:table-cell office:value-type="string">
            <text:p>titresejour_dtentfra</text:p>
          </table:table-cell>
        </table:table-row>
        <table:table-row table:style-name="ro2">
          <table:table-cell office:value-type="string">
            <text:p>titresejour_nattitsej</text:p>
          </table:table-cell>
        </table:table-row>
        <table:table-row table:style-name="ro2">
          <table:table-cell office:value-type="string">
            <text:p>titresejour_menttitsej</text:p>
          </table:table-cell>
        </table:table-row>
        <table:table-row table:style-name="ro2">
          <table:table-cell office:value-type="string">
            <text:p>titresejour_ddtitsej</text:p>
          </table:table-cell>
        </table:table-row>
        <table:table-row table:style-name="ro2">
          <table:table-cell office:value-type="string">
            <text:p>titresejour_dftitsej</text:p>
          </table:table-cell>
        </table:table-row>
        <table:table-row table:style-name="ro2">
          <table:table-cell office:value-type="string">
            <text:p>titresejour_numtitsej</text:p>
          </table:table-cell>
        </table:table-row>
        <table:table-row table:style-name="ro2">
          <table:table-cell office:value-type="string">
            <text:p>titresejour_numduptitsej</text:p>
          </table:table-cell>
        </table:table-row>
        <table:table-row table:style-name="ro2">
          <table:table-cell office:value-type="string">
            <text:p>dspp_id</text:p>
          </table:table-cell>
        </table:table-row>
        <table:table-row table:style-name="ro2">
          <table:table-cell office:value-type="string">
            <text:p>dspp_personne_id</text:p>
          </table:table-cell>
        </table:table-row>
        <table:table-row table:style-name="ro2">
          <table:table-cell office:value-type="string">
            <text:p>dspp_drorsarmiant</text:p>
          </table:table-cell>
        </table:table-row>
        <table:table-row table:style-name="ro2">
          <table:table-cell office:value-type="string">
            <text:p>dspp_drorsarmianta2</text:p>
          </table:table-cell>
        </table:table-row>
        <table:table-row table:style-name="ro2">
          <table:table-cell office:value-type="string">
            <text:p>dspp_couvsoc</text:p>
          </table:table-cell>
        </table:table-row>
        <table:table-row table:style-name="ro2">
          <table:table-cell office:value-type="string">
            <text:p>dspp_libautrdifsoc</text:p>
          </table:table-cell>
        </table:table-row>
        <table:table-row table:style-name="ro2">
          <table:table-cell office:value-type="string">
            <text:p>dspp_elopersdifdisp</text:p>
          </table:table-cell>
        </table:table-row>
        <table:table-row table:style-name="ro2">
          <table:table-cell office:value-type="string">
            <text:p>dspp_obstemploidifdisp</text:p>
          </table:table-cell>
        </table:table-row>
        <table:table-row table:style-name="ro2">
          <table:table-cell office:value-type="string">
            <text:p>dspp_soutdemarsoc</text:p>
          </table:table-cell>
        </table:table-row>
        <table:table-row table:style-name="ro2">
          <table:table-cell office:value-type="string">
            <text:p>dspp_libautraccosocindi</text:p>
          </table:table-cell>
        </table:table-row>
        <table:table-row table:style-name="ro2">
          <table:table-cell office:value-type="string">
            <text:p>dspp_libcooraccosocindi</text:p>
          </table:table-cell>
        </table:table-row>
        <table:table-row table:style-name="ro2">
          <table:table-cell office:value-type="string">
            <text:p>dspp_annderdipobt</text:p>
          </table:table-cell>
        </table:table-row>
        <table:table-row table:style-name="ro2">
          <table:table-cell office:value-type="string">
            <text:p>dspp_rappemploiquali</text:p>
          </table:table-cell>
        </table:table-row>
        <table:table-row table:style-name="ro2">
          <table:table-cell office:value-type="string">
            <text:p>dspp_rappemploiform</text:p>
          </table:table-cell>
        </table:table-row>
        <table:table-row table:style-name="ro2">
          <table:table-cell office:value-type="string">
            <text:p>dspp_libautrqualipro</text:p>
          </table:table-cell>
        </table:table-row>
        <table:table-row table:style-name="ro2">
          <table:table-cell office:value-type="string">
            <text:p>dspp_permicondub</text:p>
          </table:table-cell>
        </table:table-row>
        <table:table-row table:style-name="ro2">
          <table:table-cell office:value-type="string">
            <text:p>dspp_libautrpermicondu</text:p>
          </table:table-cell>
        </table:table-row>
        <table:table-row table:style-name="ro2">
          <table:table-cell office:value-type="string">
            <text:p>dspp_libcompeextrapro</text:p>
          </table:table-cell>
        </table:table-row>
        <table:table-row table:style-name="ro2">
          <table:table-cell office:value-type="string">
            <text:p>dspp_persisogrorechemploi</text:p>
          </table:table-cell>
        </table:table-row>
        <table:table-row table:style-name="ro2">
          <table:table-cell office:value-type="string">
            <text:p>dspp_libcooraccoemploi</text:p>
          </table:table-cell>
        </table:table-row>
        <table:table-row table:style-name="ro2">
          <table:table-cell office:value-type="string">
            <text:p>dspp_hispro</text:p>
          </table:table-cell>
        </table:table-row>
        <table:table-row table:style-name="ro2">
          <table:table-cell office:value-type="string">
            <text:p>dspp_libderact</text:p>
          </table:table-cell>
        </table:table-row>
        <table:table-row table:style-name="ro2">
          <table:table-cell office:value-type="string">
            <text:p>dspp_libsecactderact</text:p>
          </table:table-cell>
        </table:table-row>
        <table:table-row table:style-name="ro2">
          <table:table-cell office:value-type="string">
            <text:p>dspp_dfderact</text:p>
          </table:table-cell>
        </table:table-row>
        <table:table-row table:style-name="ro2">
          <table:table-cell office:value-type="string">
            <text:p>dspp_domideract</text:p>
          </table:table-cell>
        </table:table-row>
        <table:table-row table:style-name="ro2">
          <table:table-cell office:value-type="string">
            <text:p>dspp_libactdomi</text:p>
          </table:table-cell>
        </table:table-row>
        <table:table-row table:style-name="ro2">
          <table:table-cell office:value-type="string">
            <text:p>dspp_libsecactdomi</text:p>
          </table:table-cell>
        </table:table-row>
        <table:table-row table:style-name="ro2">
          <table:table-cell office:value-type="string">
            <text:p>dspp_duractdomi</text:p>
          </table:table-cell>
        </table:table-row>
        <table:table-row table:style-name="ro2">
          <table:table-cell office:value-type="string">
            <text:p>dspp_libemploirech</text:p>
          </table:table-cell>
        </table:table-row>
        <table:table-row table:style-name="ro2">
          <table:table-cell office:value-type="string">
            <text:p>dspp_libsecactrech</text:p>
          </table:table-cell>
        </table:table-row>
        <table:table-row table:style-name="ro2">
          <table:table-cell office:value-type="string">
            <text:p>dspp_creareprisentrrech</text:p>
          </table:table-cell>
        </table:table-row>
        <table:table-row table:style-name="ro2">
          <table:table-cell office:value-type="string">
            <text:p>dspp_moyloco</text:p>
          </table:table-cell>
        </table:table-row>
        <table:table-row table:style-name="ro2">
          <table:table-cell office:value-type="string">
            <text:p>dspp_diplomes</text:p>
          </table:table-cell>
        </table:table-row>
        <table:table-row table:style-name="ro2">
          <table:table-cell office:value-type="string">
            <text:p>dspp_dipfra</text:p>
          </table:table-cell>
        </table:table-row>
        <table:table-row table:style-name="ro2">
          <table:table-cell office:value-type="string">
            <text:p>infopoleemploi_id</text:p>
          </table:table-cell>
        </table:table-row>
        <table:table-row table:style-name="ro2">
          <table:table-cell office:value-type="string">
            <text:p>infopoleemploi_personne_id</text:p>
          </table:table-cell>
        </table:table-row>
        <table:table-row table:style-name="ro2">
          <table:table-cell office:value-type="string">
            <text:p>infopoleemploi_identifiantpe</text:p>
          </table:table-cell>
        </table:table-row>
        <table:table-row table:style-name="ro2">
          <table:table-cell office:value-type="string">
            <text:p>infopoleemploi_dateinscription</text:p>
          </table:table-cell>
        </table:table-row>
        <table:table-row table:style-name="ro2">
          <table:table-cell office:value-type="string">
            <text:p>infopoleemploi_categoriepe</text:p>
          </table:table-cell>
        </table:table-row>
        <table:table-row table:style-name="ro2">
          <table:table-cell office:value-type="string">
            <text:p>infopoleemploi_datecessation</text:p>
          </table:table-cell>
        </table:table-row>
        <table:table-row table:style-name="ro2">
          <table:table-cell office:value-type="string">
            <text:p>infopoleemploi_motifcessation</text:p>
          </table:table-cell>
        </table:table-row>
        <table:table-row table:style-name="ro2">
          <table:table-cell office:value-type="string">
            <text:p>infopoleemploi_dateradiation</text:p>
          </table:table-cell>
        </table:table-row>
        <table:table-row table:style-name="ro2">
          <table:table-cell office:value-type="string">
            <text:p>infopoleemploi_motifradiation</text:p>
          </table:table-cell>
        </table:table-row>
        <table:table-row table:style-name="ro2">
          <table:table-cell office:value-type="string">
            <text:p>dossiercaf_id</text:p>
          </table:table-cell>
        </table:table-row>
        <table:table-row table:style-name="ro2">
          <table:table-cell office:value-type="string">
            <text:p>dossiercaf_personne_id</text:p>
          </table:table-cell>
        </table:table-row>
        <table:table-row table:style-name="ro2">
          <table:table-cell office:value-type="string">
            <text:p>dossiercaf_ddratdos</text:p>
          </table:table-cell>
        </table:table-row>
        <table:table-row table:style-name="ro2">
          <table:table-cell office:value-type="string">
            <text:p>dossiercaf_dfratdos</text:p>
          </table:table-cell>
        </table:table-row>
        <table:table-row table:style-name="ro2">
          <table:table-cell office:value-type="string">
            <text:p>dossiercaf_toprespdos</text:p>
          </table:table-cell>
        </table:table-row>
        <table:table-row table:style-name="ro2">
          <table:table-cell office:value-type="string">
            <text:p>dossiercaf_numdemrsaprece</text:p>
          </table:table-cell>
        </table:table-row>
        <table:table-row table:style-name="ro2">
          <table:table-cell office:value-type="string">
            <text:p>orientstruct_id</text:p>
          </table:table-cell>
        </table:table-row>
        <table:table-row table:style-name="ro2">
          <table:table-cell office:value-type="string">
            <text:p>orientstruct_personne_id</text:p>
          </table:table-cell>
        </table:table-row>
        <table:table-row table:style-name="ro2">
          <table:table-cell office:value-type="string">
            <text:p>orientstruct_typeorient_id</text:p>
          </table:table-cell>
        </table:table-row>
        <table:table-row table:style-name="ro2">
          <table:table-cell office:value-type="string">
            <text:p>orientstruct_structurereferente_id</text:p>
          </table:table-cell>
        </table:table-row>
        <table:table-row table:style-name="ro2">
          <table:table-cell office:value-type="string">
            <text:p>orientstruct_propo_algo</text:p>
          </table:table-cell>
        </table:table-row>
        <table:table-row table:style-name="ro2">
          <table:table-cell office:value-type="string">
            <text:p>orientstruct_valid_cg</text:p>
          </table:table-cell>
        </table:table-row>
        <table:table-row table:style-name="ro2">
          <table:table-cell office:value-type="string">
            <text:p>orientstruct_date_propo</text:p>
          </table:table-cell>
        </table:table-row>
        <table:table-row table:style-name="ro2">
          <table:table-cell office:value-type="string">
            <text:p>orientstruct_date_valid</text:p>
          </table:table-cell>
        </table:table-row>
        <table:table-row table:style-name="ro2">
          <table:table-cell office:value-type="string">
            <text:p>orientstruct_statut_orient</text:p>
          </table:table-cell>
        </table:table-row>
        <table:table-row table:style-name="ro2">
          <table:table-cell office:value-type="string">
            <text:p>orientstruct_date_impression</text:p>
          </table:table-cell>
        </table:table-row>
        <table:table-row table:style-name="ro2">
          <table:table-cell office:value-type="string">
            <text:p>orientstruct_daterelance</text:p>
          </table:table-cell>
        </table:table-row>
        <table:table-row table:style-name="ro2">
          <table:table-cell office:value-type="string">
            <text:p>orientstruct_statutrelance</text:p>
          </table:table-cell>
        </table:table-row>
        <table:table-row table:style-name="ro2">
          <table:table-cell office:value-type="string">
            <text:p>orientstruct_date_impression_relance</text:p>
          </table:table-cell>
        </table:table-row>
        <table:table-row table:style-name="ro2">
          <table:table-cell office:value-type="string">
            <text:p>adresse_id</text:p>
          </table:table-cell>
        </table:table-row>
        <table:table-row table:style-name="ro2">
          <table:table-cell office:value-type="string">
            <text:p>adresse_numvoie</text:p>
          </table:table-cell>
        </table:table-row>
        <table:table-row table:style-name="ro2">
          <table:table-cell office:value-type="string">
            <text:p>adresse_typevoie</text:p>
          </table:table-cell>
        </table:table-row>
        <table:table-row table:style-name="ro2">
          <table:table-cell office:value-type="string">
            <text:p>adresse_nomvoie</text:p>
          </table:table-cell>
        </table:table-row>
        <table:table-row table:style-name="ro2">
          <table:table-cell office:value-type="string">
            <text:p>adresse_complideadr</text:p>
          </table:table-cell>
        </table:table-row>
        <table:table-row table:style-name="ro2">
          <table:table-cell office:value-type="string">
            <text:p>adresse_compladr</text:p>
          </table:table-cell>
        </table:table-row>
        <table:table-row table:style-name="ro2">
          <table:table-cell office:value-type="string">
            <text:p>adresse_lieudist</text:p>
          </table:table-cell>
        </table:table-row>
        <table:table-row table:style-name="ro2">
          <table:table-cell office:value-type="string">
            <text:p>adresse_numcomrat</text:p>
          </table:table-cell>
        </table:table-row>
        <table:table-row table:style-name="ro2">
          <table:table-cell office:value-type="string">
            <text:p>adresse_numcomptt</text:p>
          </table:table-cell>
        </table:table-row>
        <table:table-row table:style-name="ro2">
          <table:table-cell office:value-type="string">
            <text:p>adresse_codepos</text:p>
          </table:table-cell>
        </table:table-row>
        <table:table-row table:style-name="ro2">
          <table:table-cell office:value-type="string">
            <text:p>adresse_locaadr</text:p>
          </table:table-cell>
        </table:table-row>
        <table:table-row table:style-name="ro2">
          <table:table-cell office:value-type="string">
            <text:p>adresse_pays</text:p>
          </table:table-cell>
        </table:table-row>
        <table:table-row table:style-name="ro2">
          <table:table-cell office:value-type="string">
            <text:p>adresse_canton</text:p>
          </table:table-cell>
        </table:table-row>
        <table:table-row table:style-name="ro2">
          <table:table-cell office:value-type="string">
            <text:p>user_id</text:p>
          </table:table-cell>
        </table:table-row>
        <table:table-row table:style-name="ro2">
          <table:table-cell office:value-type="string">
            <text:p>user_group_id</text:p>
          </table:table-cell>
        </table:table-row>
        <table:table-row table:style-name="ro2">
          <table:table-cell office:value-type="string">
            <text:p>user_serviceinstructeur_id</text:p>
          </table:table-cell>
        </table:table-row>
        <table:table-row table:style-name="ro2">
          <table:table-cell office:value-type="string">
            <text:p>user_username</text:p>
          </table:table-cell>
        </table:table-row>
        <table:table-row table:style-name="ro2">
          <table:table-cell office:value-type="string">
            <text:p>user_password</text:p>
          </table:table-cell>
        </table:table-row>
        <table:table-row table:style-name="ro2">
          <table:table-cell office:value-type="string">
            <text:p>user_nom</text:p>
          </table:table-cell>
        </table:table-row>
        <table:table-row table:style-name="ro2">
          <table:table-cell office:value-type="string">
            <text:p>user_prenom</text:p>
          </table:table-cell>
        </table:table-row>
        <table:table-row table:style-name="ro2">
          <table:table-cell office:value-type="string">
            <text:p>user_date_naissance</text:p>
          </table:table-cell>
        </table:table-row>
        <table:table-row table:style-name="ro2">
          <table:table-cell office:value-type="string">
            <text:p>user_date_deb_hab</text:p>
          </table:table-cell>
        </table:table-row>
        <table:table-row table:style-name="ro2">
          <table:table-cell office:value-type="string">
            <text:p>user_date_fin_hab</text:p>
          </table:table-cell>
        </table:table-row>
        <table:table-row table:style-name="ro2">
          <table:table-cell office:value-type="string">
            <text:p>user_numtel</text:p>
          </table:table-cell>
        </table:table-row>
        <table:table-row table:style-name="ro2">
          <table:table-cell office:value-type="string">
            <text:p>user_filtre_zone_geo</text:p>
          </table:table-cell>
        </table:table-row>
        <table:table-row table:style-name="ro2">
          <table:table-cell office:value-type="string">
            <text:p>structurereferente_id</text:p>
          </table:table-cell>
        </table:table-row>
        <table:table-row table:style-name="ro2">
          <table:table-cell office:value-type="string">
            <text:p>structurereferente_typeorient_id</text:p>
          </table:table-cell>
        </table:table-row>
        <table:table-row table:style-name="ro2">
          <table:table-cell office:value-type="string">
            <text:p>structurereferente_lib_struc</text:p>
          </table:table-cell>
        </table:table-row>
        <table:table-row table:style-name="ro2">
          <table:table-cell office:value-type="string">
            <text:p>structurereferente_num_voie</text:p>
          </table:table-cell>
        </table:table-row>
        <table:table-row table:style-name="ro2">
          <table:table-cell office:value-type="string">
            <text:p>structurereferente_type_voie</text:p>
          </table:table-cell>
        </table:table-row>
        <table:table-row table:style-name="ro2">
          <table:table-cell office:value-type="string">
            <text:p>structurereferente_nom_voie</text:p>
          </table:table-cell>
        </table:table-row>
        <table:table-row table:style-name="ro2">
          <table:table-cell office:value-type="string">
            <text:p>structurereferente_code_postal</text:p>
          </table:table-cell>
        </table:table-row>
        <table:table-row table:style-name="ro2">
          <table:table-cell office:value-type="string">
            <text:p>structurereferente_ville</text:p>
          </table:table-cell>
        </table:table-row>
        <table:table-row table:style-name="ro2">
          <table:table-cell office:value-type="string">
            <text:p>structurereferente_code_insee</text:p>
          </table:table-cell>
        </table:table-row>
        <table:table-row table:style-name="ro2">
          <table:table-cell office:value-type="string">
            <text:p>structurereferente_filtre_zone_geo</text:p>
          </table:table-cell>
        </table:table-row>
        <table:table-row table:style-name="ro2">
          <table:table-cell office:value-type="string">
            <text:p>structurereferente_contratengagement</text:p>
          </table:table-cell>
        </table:table-row>
        <table:table-row table:style-name="ro2">
          <table:table-cell office:value-type="string">
            <text:p>structurereferente_apre</text:p>
          </table:table-cell>
        </table:table-row>
        <table:table-row table:style-name="ro2">
          <table:table-cell office:value-type="string">
            <text:p>referent_id</text:p>
          </table:table-cell>
        </table:table-row>
        <table:table-row table:style-name="ro2">
          <table:table-cell office:value-type="string">
            <text:p>referent_structurereferente_id</text:p>
          </table:table-cell>
        </table:table-row>
        <table:table-row table:style-name="ro2">
          <table:table-cell office:value-type="string">
            <text:p>referent_nom</text:p>
          </table:table-cell>
        </table:table-row>
        <table:table-row table:style-name="ro2">
          <table:table-cell office:value-type="string">
            <text:p>referent_prenom</text:p>
          </table:table-cell>
        </table:table-row>
        <table:table-row table:style-name="ro2">
          <table:table-cell office:value-type="string">
            <text:p>referent_numero_poste</text:p>
          </table:table-cell>
        </table:table-row>
        <table:table-row table:style-name="ro2">
          <table:table-cell office:value-type="string">
            <text:p>referent_email</text:p>
          </table:table-cell>
        </table:table-row>
        <table:table-row table:style-name="ro2">
          <table:table-cell office:value-type="string">
            <text:p>referent_qual</text:p>
          </table:table-cell>
        </table:table-row>
        <table:table-row table:style-name="ro2">
          <table:table-cell office:value-type="string">
            <text:p>referent_fonction</text:p>
          </table:table-cell>
        </table:table-row>
        <table:table-row table:style-name="ro2">
          <table:table-cell office:value-type="string">
            <text:p>referent_nom_complet</text:p>
          </table:table-cell>
        </table:table-row>
        <table:table-row table:style-name="ro2">
          <table:table-cell office:value-type="string">
            <text:p>referent_full_name</text:p>
          </table:table-cell>
        </table:table-row>
        <table:table-row table:style-name="ro2">
          <table:table-cell office:value-type="string">
            <text:p>personnereferent_id</text:p>
          </table:table-cell>
        </table:table-row>
        <table:table-row table:style-name="ro2">
          <table:table-cell office:value-type="string">
            <text:p>personnereferent_personne_id</text:p>
          </table:table-cell>
        </table:table-row>
        <table:table-row table:style-name="ro2">
          <table:table-cell office:value-type="string">
            <text:p>personnereferent_referent_id</text:p>
          </table:table-cell>
        </table:table-row>
        <table:table-row table:style-name="ro2">
          <table:table-cell office:value-type="string">
            <text:p>personnereferent_dddesignation</text:p>
          </table:table-cell>
        </table:table-row>
        <table:table-row table:style-name="ro2">
          <table:table-cell office:value-type="string">
            <text:p>personnereferent_dfdesignation</text:p>
          </table:table-cell>
        </table:table-row>
        <table:table-row table:style-name="ro2">
          <table:table-cell office:value-type="string">
            <text:p>personnereferent_structurereferente_id</text:p>
          </table:table-cell>
        </table:table-row>
        <table:table-row table:style-name="ro2">
          <table:table-cell office:value-type="string">
            <text:p>dossier_id</text:p>
          </table:table-cell>
        </table:table-row>
        <table:table-row table:style-name="ro2">
          <table:table-cell office:value-type="string">
            <text:p>dossier_numdemrsa</text:p>
          </table:table-cell>
        </table:table-row>
        <table:table-row table:style-name="ro2">
          <table:table-cell office:value-type="string">
            <text:p>dossier_dtdemrsa</text:p>
          </table:table-cell>
        </table:table-row>
        <table:table-row table:style-name="ro2">
          <table:table-cell office:value-type="string">
            <text:p>dossier_dtdemrmi</text:p>
          </table:table-cell>
        </table:table-row>
        <table:table-row table:style-name="ro2">
          <table:table-cell office:value-type="string">
            <text:p>dossier_numdepinsrmi</text:p>
          </table:table-cell>
        </table:table-row>
        <table:table-row table:style-name="ro2">
          <table:table-cell office:value-type="string">
            <text:p>dossier_typeinsrmi</text:p>
          </table:table-cell>
        </table:table-row>
        <table:table-row table:style-name="ro2">
          <table:table-cell office:value-type="string">
            <text:p>dossier_numcominsrmi</text:p>
          </table:table-cell>
        </table:table-row>
        <table:table-row table:style-name="ro2">
          <table:table-cell office:value-type="string">
            <text:p>dossier_numagrinsrmi</text:p>
          </table:table-cell>
        </table:table-row>
        <table:table-row table:style-name="ro2">
          <table:table-cell office:value-type="string">
            <text:p>dossier_numdosinsrmi</text:p>
          </table:table-cell>
        </table:table-row>
        <table:table-row table:style-name="ro2">
          <table:table-cell office:value-type="string">
            <text:p>dossier_numcli</text:p>
          </table:table-cell>
        </table:table-row>
        <table:table-row table:style-name="ro2">
          <table:table-cell office:value-type="string">
            <text:p>dossier_numorg</text:p>
          </table:table-cell>
        </table:table-row>
        <table:table-row table:style-name="ro2">
          <table:table-cell office:value-type="string">
            <text:p>dossier_fonorg</text:p>
          </table:table-cell>
        </table:table-row>
        <table:table-row table:style-name="ro2">
          <table:table-cell office:value-type="string">
            <text:p>dossier_matricule</text:p>
          </table:table-cell>
        </table:table-row>
        <table:table-row table:style-name="ro2">
          <table:table-cell office:value-type="string">
            <text:p>dossier_statudemrsa</text:p>
          </table:table-cell>
        </table:table-row>
        <table:table-row table:style-name="ro2">
          <table:table-cell office:value-type="string">
            <text:p>dossier_typeparte</text:p>
          </table:table-cell>
        </table:table-row>
        <table:table-row table:style-name="ro2">
          <table:table-cell office:value-type="string">
            <text:p>dossier_ideparte</text:p>
          </table:table-cell>
        </table:table-row>
        <table:table-row table:style-name="ro2">
          <table:table-cell office:value-type="string">
            <text:p>dossier_fonorgcedmut</text:p>
          </table:table-cell>
        </table:table-row>
        <table:table-row table:style-name="ro2">
          <table:table-cell office:value-type="string">
            <text:p>dossier_numorgcedmut</text:p>
          </table:table-cell>
        </table:table-row>
        <table:table-row table:style-name="ro2">
          <table:table-cell office:value-type="string">
            <text:p>dossier_matriculeorgcedmut</text:p>
          </table:table-cell>
        </table:table-row>
        <table:table-row table:style-name="ro2">
          <table:table-cell office:value-type="string">
            <text:p>dossier_ddarrmut</text:p>
          </table:table-cell>
        </table:table-row>
        <table:table-row table:style-name="ro2">
          <table:table-cell office:value-type="string">
            <text:p>dossier_codeposanchab</text:p>
          </table:table-cell>
        </table:table-row>
        <table:table-row table:style-name="ro2">
          <table:table-cell office:value-type="string">
            <text:p>dossier_fonorgprenmut</text:p>
          </table:table-cell>
        </table:table-row>
        <table:table-row table:style-name="ro2">
          <table:table-cell office:value-type="string">
            <text:p>dossier_numorgprenmut</text:p>
          </table:table-cell>
        </table:table-row>
        <table:table-row table:style-name="ro2">
          <table:table-cell office:value-type="string">
            <text:p>dossier_dddepamut</text:p>
          </table:table-cell>
        </table:table-row>
        <table:table-row table:style-name="ro2">
          <table:table-cell office:value-type="string">
            <text:p>dossier_details_droits_rsa_id</text:p>
          </table:table-cell>
        </table:table-row>
        <table:table-row table:style-name="ro2">
          <table:table-cell office:value-type="string">
            <text:p>dossier_avis_pcg_id</text:p>
          </table:table-cell>
        </table:table-row>
        <table:table-row table:style-name="ro2">
          <table:table-cell office:value-type="string">
            <text:p>dossier_organisme_id</text:p>
          </table:table-cell>
        </table:table-row>
        <table:table-row table:style-name="ro2">
          <table:table-cell office:value-type="string">
            <text:p>dossier_acompte_rsa_id</text:p>
          </table:table-cell>
        </table:table-row>
      </table:table>
      <table:table table:name="APRE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3">
          <table:table-cell table:style-name="ce2" office:value-type="string">
            <text:p>APRE/DecisionComite/Accord/AccordFormationbeneficiaire.odt</text:p>
          </table:table-cell>
          <table:table-cell table:style-name="ce2" office:value-type="string">
            <text:p>APRE/DecisionComite/Accord/Accordreferent.odt</text:p>
          </table:table-cell>
          <table:table-cell table:style-name="Heading" office:value-type="string">
            <text:p>APRE/DecisionComite/Accord/AccordVersementtiers.odt</text:p>
          </table:table-cell>
          <table:table-cell table:style-name="Heading" office:value-type="string">
            <text:p>APRE/DecisionComite/Refus/Refusbeneficiaire.odt</text:p>
          </table:table-cell>
          <table:table-cell table:style-name="Heading" office:value-type="string">
            <text:p>APRE/DecisionComite/Refus/Refusreferent.odt</text:p>
          </table:table-cell>
          <table:table-cell table:style-name="Heading" table:number-columns-repeated="1019"/>
        </table:table-row>
        <table:table-row table:style-name="ro2"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table:number-columns-repeated="1019"/>
        </table:table-row>
        <table:table-row table:style-name="ro2"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table:number-columns-repeated="1019"/>
        </table:table-row>
        <table:table-row table:style-name="ro2"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table:number-columns-repeated="1019"/>
        </table:table-row>
        <table:table-row table:style-name="ro2"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table:number-columns-repeated="1019"/>
        </table:table-row>
        <table:table-row table:style-name="ro2"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table:number-columns-repeated="1019"/>
        </table:table-row>
        <table:table-row table:style-name="ro2"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table:number-columns-repeated="1019"/>
        </table:table-row>
        <table:table-row table:style-name="ro2"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table:number-columns-repeated="1019"/>
        </table:table-row>
        <table:table-row table:style-name="ro2"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table:number-columns-repeated="1019"/>
        </table:table-row>
        <table:table-row table:style-name="ro2"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table:number-columns-repeated="1019"/>
        </table:table-row>
        <table:table-row table:style-name="ro2"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table:number-columns-repeated="1019"/>
        </table:table-row>
        <table:table-row table:style-name="ro2"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table:number-columns-repeated="1019"/>
        </table:table-row>
        <table:table-row table:style-name="ro2"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table:number-columns-repeated="1019"/>
        </table:table-row>
        <table:table-row table:style-name="ro2"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table:number-columns-repeated="1019"/>
        </table:table-row>
        <table:table-row table:style-name="ro2"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table:number-columns-repeated="1019"/>
        </table:table-row>
        <table:table-row table:style-name="ro2"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table:number-columns-repeated="1019"/>
        </table:table-row>
        <table:table-row table:style-name="ro2"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table:number-columns-repeated="1019"/>
        </table:table-row>
        <table:table-row table:style-name="ro2"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table:number-columns-repeated="1019"/>
        </table:table-row>
        <table:table-row table:style-name="ro2"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table:number-columns-repeated="1019"/>
        </table:table-row>
        <table:table-row table:style-name="ro2"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table:number-columns-repeated="1019"/>
        </table:table-row>
        <table:table-row table:style-name="ro2"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table:number-columns-repeated="1019"/>
        </table:table-row>
        <table:table-row table:style-name="ro2"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table:number-columns-repeated="1019"/>
        </table:table-row>
        <table:table-row table:style-name="ro2"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table:number-columns-repeated="1019"/>
        </table:table-row>
        <table:table-row table:style-name="ro2"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table:number-columns-repeated="1019"/>
        </table:table-row>
        <table:table-row table:style-name="ro2"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table:number-columns-repeated="1019"/>
        </table:table-row>
        <table:table-row table:style-name="ro2"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table:number-columns-repeated="1019"/>
        </table:table-row>
        <table:table-row table:style-name="ro2"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table:number-columns-repeated="1019"/>
        </table:table-row>
        <table:table-row table:style-name="ro2"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table:number-columns-repeated="1019"/>
        </table:table-row>
        <table:table-row table:style-name="ro2"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table:number-columns-repeated="1019"/>
        </table:table-row>
        <table:table-row table:style-name="ro2"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table:number-columns-repeated="1019"/>
        </table:table-row>
        <table:table-row table:style-name="ro2"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table:number-columns-repeated="1019"/>
        </table:table-row>
        <table:table-row table:style-name="ro2"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table:number-columns-repeated="1019"/>
        </table:table-row>
        <table:table-row table:style-name="ro2"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table:number-columns-repeated="1019"/>
        </table:table-row>
        <table:table-row table:style-name="ro2"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table:number-columns-repeated="1019"/>
        </table:table-row>
        <table:table-row table:style-name="ro2"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table:number-columns-repeated="1019"/>
        </table:table-row>
        <table:table-row table:style-name="ro2"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table:number-columns-repeated="1019"/>
        </table:table-row>
        <table:table-row table:style-name="ro2"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table:number-columns-repeated="1019"/>
        </table:table-row>
        <table:table-row table:style-name="ro2"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table:number-columns-repeated="1019"/>
        </table:table-row>
        <table:table-row table:style-name="ro2"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table:number-columns-repeated="1019"/>
        </table:table-row>
        <table:table-row table:style-name="ro2"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table:number-columns-repeated="1019"/>
        </table:table-row>
        <table:table-row table:style-name="ro2"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table:number-columns-repeated="1019"/>
        </table:table-row>
        <table:table-row table:style-name="ro2"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table:number-columns-repeated="1019"/>
        </table:table-row>
        <table:table-row table:style-name="ro2"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table:number-columns-repeated="1019"/>
        </table:table-row>
        <table:table-row table:style-name="ro2"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table:number-columns-repeated="1019"/>
        </table:table-row>
        <table:table-row table:style-name="ro2">
          <table:table-cell table:number-columns-repeated="5" office:value-type="string">
            <text:p>personne_id</text:p>
          </table:table-cell>
          <table:table-cell table:number-columns-repeated="1019"/>
        </table:table-row>
        <table:table-row table:style-name="ro2">
          <table:table-cell table:number-columns-repeated="5" office:value-type="string">
            <text:p>personne_foyer_id</text:p>
          </table:table-cell>
          <table:table-cell table:number-columns-repeated="1019"/>
        </table:table-row>
        <table:table-row table:style-name="ro2"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table:number-columns-repeated="1019"/>
        </table:table-row>
        <table:table-row table:style-name="ro2">
          <table:table-cell table:number-columns-repeated="5" office:value-type="string">
            <text:p>personne_nom</text:p>
          </table:table-cell>
          <table:table-cell table:number-columns-repeated="1019"/>
        </table:table-row>
        <table:table-row table:style-name="ro2"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table:number-columns-repeated="1019"/>
        </table:table-row>
        <table:table-row table:style-name="ro2"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table:number-columns-repeated="1019"/>
        </table:table-row>
        <table:table-row table:style-name="ro2">
          <table:table-cell table:number-columns-repeated="5" office:value-type="string">
            <text:p>personne_prenom2</text:p>
          </table:table-cell>
          <table:table-cell table:number-columns-repeated="1019"/>
        </table:table-row>
        <table:table-row table:style-name="ro2">
          <table:table-cell table:number-columns-repeated="5" office:value-type="string">
            <text:p>personne_prenom3</text:p>
          </table:table-cell>
          <table:table-cell table:number-columns-repeated="1019"/>
        </table:table-row>
        <table:table-row table:style-name="ro2"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table:number-columns-repeated="1019"/>
        </table:table-row>
        <table:table-row table:style-name="ro2"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table:number-columns-repeated="1019"/>
        </table:table-row>
        <table:table-row table:style-name="ro2"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table:number-columns-repeated="1019"/>
        </table:table-row>
        <table:table-row table:style-name="ro2"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table:number-columns-repeated="1019"/>
        </table:table-row>
        <table:table-row table:style-name="ro2"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table:number-columns-repeated="1019"/>
        </table:table-row>
        <table:table-row table:style-name="ro2"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table:number-columns-repeated="1019"/>
        </table:table-row>
        <table:table-row table:style-name="ro2">
          <table:table-cell table:number-columns-repeated="5" office:value-type="string">
            <text:p>personne_sexe</text:p>
          </table:table-cell>
          <table:table-cell table:number-columns-repeated="1019"/>
        </table:table-row>
        <table:table-row table:style-name="ro2"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table:number-columns-repeated="1019"/>
        </table:table-row>
        <table:table-row table:style-name="ro2"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table:number-columns-repeated="1019"/>
        </table:table-row>
        <table:table-row table:style-name="ro2"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table:number-columns-repeated="1019"/>
        </table:table-row>
        <table:table-row table:style-name="ro2"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table:number-columns-repeated="1019"/>
        </table:table-row>
        <table:table-row table:style-name="ro2">
          <table:table-cell table:number-columns-repeated="5" office:value-type="string">
            <text:p>personne_nom_complet</text:p>
          </table:table-cell>
          <table:table-cell table:number-columns-repeated="1019"/>
        </table:table-row>
        <table:table-row table:style-name="ro2"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table:number-columns-repeated="1019"/>
        </table:table-row>
        <table:table-row table:style-name="ro2"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table:number-columns-repeated="1019"/>
        </table:table-row>
        <table:table-row table:style-name="ro2"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table:number-columns-repeated="1019"/>
        </table:table-row>
        <table:table-row table:style-name="ro2"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table:number-columns-repeated="1019"/>
        </table:table-row>
        <table:table-row table:style-name="ro2"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table:number-columns-repeated="1019"/>
        </table:table-row>
        <table:table-row table:style-name="ro2"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table:number-columns-repeated="1019"/>
        </table:table-row>
        <table:table-row table:style-name="ro2"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table:number-columns-repeated="1019"/>
        </table:table-row>
        <table:table-row table:style-name="ro2"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table:number-columns-repeated="1019"/>
        </table:table-row>
        <table:table-row table:style-name="ro2"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table:number-columns-repeated="1019"/>
        </table:table-row>
        <table:table-row table:style-name="ro2"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table:number-columns-repeated="1019"/>
        </table:table-row>
        <table:table-row table:style-name="ro2"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table:number-columns-repeated="1019"/>
        </table:table-row>
        <table:table-row table:style-name="ro2"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table:number-columns-repeated="1019"/>
        </table:table-row>
        <table:table-row table:style-name="ro2"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table:number-columns-repeated="1019"/>
        </table:table-row>
        <table:table-row table:style-name="ro2"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table:number-columns-repeated="1019"/>
        </table:table-row>
        <table:table-row table:style-name="ro2"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table:number-columns-repeated="1019"/>
        </table:table-row>
        <table:table-row table:style-name="ro2"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table:number-columns-repeated="1019"/>
        </table:table-row>
        <table:table-row table:style-name="ro2"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table:number-columns-repeated="1019"/>
        </table:table-row>
        <table:table-row table:style-name="ro2"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table:number-columns-repeated="1019"/>
        </table:table-row>
        <table:table-row table:style-name="ro2"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table:number-columns-repeated="1019"/>
        </table:table-row>
        <table:table-row table:style-name="ro2"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table:number-columns-repeated="1019"/>
        </table:table-row>
        <table:table-row table:style-name="ro2"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table:number-columns-repeated="1019"/>
        </table:table-row>
        <table:table-row table:style-name="ro2"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table:number-columns-repeated="1019"/>
        </table:table-row>
        <table:table-row table:style-name="ro2"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table:number-columns-repeated="1019"/>
        </table:table-row>
        <table:table-row table:style-name="ro2"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table:number-columns-repeated="1019"/>
        </table:table-row>
        <table:table-row table:style-name="ro2"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table:number-columns-repeated="1019"/>
        </table:table-row>
        <table:table-row table:style-name="ro2"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table:number-columns-repeated="1019"/>
        </table:table-row>
        <table:table-row table:style-name="ro2"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table:number-columns-repeated="1019"/>
        </table:table-row>
        <table:table-row table:style-name="ro2"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table:number-columns-repeated="1019"/>
        </table:table-row>
        <table:table-row table:style-name="ro2"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table:number-columns-repeated="1019"/>
        </table:table-row>
        <table:table-row table:style-name="ro2"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table:number-columns-repeated="1019"/>
        </table:table-row>
        <table:table-row table:style-name="ro2"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table:number-columns-repeated="1019"/>
        </table:table-row>
        <table:table-row table:style-name="ro2"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table:number-columns-repeated="1019"/>
        </table:table-row>
        <table:table-row table:style-name="ro2"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table:number-columns-repeated="1019"/>
        </table:table-row>
        <table:table-row table:style-name="ro2"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table:number-columns-repeated="1019"/>
        </table:table-row>
        <table:table-row table:style-name="ro2"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table:number-columns-repeated="1019"/>
        </table:table-row>
        <table:table-row table:style-name="ro2"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table:number-columns-repeated="1019"/>
        </table:table-row>
        <table:table-row table:style-name="ro2"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table:number-columns-repeated="1019"/>
        </table:table-row>
        <table:table-row table:style-name="ro2"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table:number-columns-repeated="1019"/>
        </table:table-row>
        <table:table-row table:style-name="ro2"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table:number-columns-repeated="1019"/>
        </table:table-row>
        <table:table-row table:style-name="ro2"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table:number-columns-repeated="1019"/>
        </table:table-row>
        <table:table-row table:style-name="ro2"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table:number-columns-repeated="1019"/>
        </table:table-row>
        <table:table-row table:style-name="ro2"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table:number-columns-repeated="1019"/>
        </table:table-row>
        <table:table-row table:style-name="ro2"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table:number-columns-repeated="1019"/>
        </table:table-row>
        <table:table-row table:style-name="ro2"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table:number-columns-repeated="1019"/>
        </table:table-row>
        <table:table-row table:style-name="ro2"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table:number-columns-repeated="1019"/>
        </table:table-row>
        <table:table-row table:style-name="ro2"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table:number-columns-repeated="1019"/>
        </table:table-row>
        <table:table-row table:style-name="ro2"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table:number-columns-repeated="1019"/>
        </table:table-row>
        <table:table-row table:style-name="ro2"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table:number-columns-repeated="1019"/>
        </table:table-row>
        <table:table-row table:style-name="ro2"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table:number-columns-repeated="1019"/>
        </table:table-row>
        <table:table-row table:style-name="ro2"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table:number-columns-repeated="1019"/>
        </table:table-row>
        <table:table-row table:style-name="ro2"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table:number-columns-repeated="1019"/>
        </table:table-row>
        <table:table-row table:style-name="ro2"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table:number-columns-repeated="1019"/>
        </table:table-row>
        <table:table-row table:style-name="ro2"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table:number-columns-repeated="1019"/>
        </table:table-row>
        <table:table-row table:style-name="ro2"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table:number-columns-repeated="1019"/>
        </table:table-row>
        <table:table-row table:style-name="ro2"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table:number-columns-repeated="1019"/>
        </table:table-row>
        <table:table-row table:style-name="ro2"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table:number-columns-repeated="1019"/>
        </table:table-row>
        <table:table-row table:style-name="ro2"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table:number-columns-repeated="1019"/>
        </table:table-row>
        <table:table-row table:style-name="ro2"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table:number-columns-repeated="1019"/>
        </table:table-row>
        <table:table-row table:style-name="ro2"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table:number-columns-repeated="1019"/>
        </table:table-row>
        <table:table-row table:style-name="ro2"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table:number-columns-repeated="1019"/>
        </table:table-row>
        <table:table-row table:style-name="ro2"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table:number-columns-repeated="1019"/>
        </table:table-row>
        <table:table-row table:style-name="ro2"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table:number-columns-repeated="1019"/>
        </table:table-row>
        <table:table-row table:style-name="ro2"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table:number-columns-repeated="1019"/>
        </table:table-row>
        <table:table-row table:style-name="ro2"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table:number-columns-repeated="1019"/>
        </table:table-row>
        <table:table-row table:style-name="ro2"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table:number-columns-repeated="1019"/>
        </table:table-row>
        <table:table-row table:style-name="ro2"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table:number-columns-repeated="1019"/>
        </table:table-row>
        <table:table-row table:style-name="ro2"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table:number-columns-repeated="1019"/>
        </table:table-row>
        <table:table-row table:style-name="ro2"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table:number-columns-repeated="1019"/>
        </table:table-row>
        <table:table-row table:style-name="ro2"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table:number-columns-repeated="1019"/>
        </table:table-row>
        <table:table-row table:style-name="ro2"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table:number-columns-repeated="1019"/>
        </table:table-row>
        <table:table-row table:style-name="ro2"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table:number-columns-repeated="1019"/>
        </table:table-row>
        <table:table-row table:style-name="ro2"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table:number-columns-repeated="1019"/>
        </table:table-row>
        <table:table-row table:style-name="ro2"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table:number-columns-repeated="1019"/>
        </table:table-row>
        <table:table-row table:style-name="ro2"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table:number-columns-repeated="1019"/>
        </table:table-row>
        <table:table-row table:style-name="ro2"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table:number-columns-repeated="1019"/>
        </table:table-row>
        <table:table-row table:style-name="ro2"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table:number-columns-repeated="1019"/>
        </table:table-row>
        <table:table-row table:style-name="ro2"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table:number-columns-repeated="1019"/>
        </table:table-row>
        <table:table-row table:style-name="ro2"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table:number-columns-repeated="1019"/>
        </table:table-row>
        <table:table-row table:style-name="ro2"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table:number-columns-repeated="1019"/>
        </table:table-row>
        <table:table-row table:style-name="ro2"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table:number-columns-repeated="1019"/>
        </table:table-row>
        <table:table-row table:style-name="ro2"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table:number-columns-repeated="1019"/>
        </table:table-row>
        <table:table-row table:style-name="ro2"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table:number-columns-repeated="1019"/>
        </table:table-row>
        <table:table-row table:style-name="ro2"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table:number-columns-repeated="1019"/>
        </table:table-row>
        <table:table-row table:style-name="ro2"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table:number-columns-repeated="1019"/>
        </table:table-row>
        <table:table-row table:style-name="ro2"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table:number-columns-repeated="1019"/>
        </table:table-row>
        <table:table-row table:style-name="ro2"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table:number-columns-repeated="1019"/>
        </table:table-row>
        <table:table-row table:style-name="ro2"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table:number-columns-repeated="1019"/>
        </table:table-row>
        <table:table-row table:style-name="ro2"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table:number-columns-repeated="1019"/>
        </table:table-row>
        <table:table-row table:style-name="ro2"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table:number-columns-repeated="1019"/>
        </table:table-row>
        <table:table-row table:style-name="ro2"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table:number-columns-repeated="1019"/>
        </table:table-row>
        <table:table-row table:style-name="ro2"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table:number-columns-repeated="1019"/>
        </table:table-row>
        <table:table-row table:style-name="ro2"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table:number-columns-repeated="1019"/>
        </table:table-row>
        <table:table-row table:style-name="ro2"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table:number-columns-repeated="1019"/>
        </table:table-row>
        <table:table-row table:style-name="ro2"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table:number-columns-repeated="1019"/>
        </table:table-row>
        <table:table-row table:style-name="ro2"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table:number-columns-repeated="1019"/>
        </table:table-row>
        <table:table-row table:style-name="ro2"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table:number-columns-repeated="1019"/>
        </table:table-row>
        <table:table-row table:style-name="ro2"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table:number-columns-repeated="1019"/>
        </table:table-row>
        <table:table-row table:style-name="ro2"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table:number-columns-repeated="1019"/>
        </table:table-row>
        <table:table-row table:style-name="ro2"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table:number-columns-repeated="1019"/>
        </table:table-row>
        <table:table-row table:style-name="ro2"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table:number-columns-repeated="1019"/>
        </table:table-row>
        <table:table-row table:style-name="ro2"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table:number-columns-repeated="1019"/>
        </table:table-row>
        <table:table-row table:style-name="ro2"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table:number-columns-repeated="1019"/>
        </table:table-row>
        <table:table-row table:style-name="ro2"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table:number-columns-repeated="1019"/>
        </table:table-row>
        <table:table-row table:style-name="ro2"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table:number-columns-repeated="1019"/>
        </table:table-row>
        <table:table-row table:style-name="ro2"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table:number-columns-repeated="1019"/>
        </table:table-row>
        <table:table-row table:style-name="ro2"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table:number-columns-repeated="1019"/>
        </table:table-row>
        <table:table-row table:style-name="ro2"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table:number-columns-repeated="1019"/>
        </table:table-row>
        <table:table-row table:style-name="ro2"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table:number-columns-repeated="1019"/>
        </table:table-row>
        <table:table-row table:style-name="ro2"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table:number-columns-repeated="1019"/>
        </table:table-row>
        <table:table-row table:style-name="ro2"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table:number-columns-repeated="1019"/>
        </table:table-row>
        <table:table-row table:style-name="ro2"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table:number-columns-repeated="1019"/>
        </table:table-row>
        <table:table-row table:style-name="ro2"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table:number-columns-repeated="1019"/>
        </table:table-row>
        <table:table-row table:style-name="ro2"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table:number-columns-repeated="1019"/>
        </table:table-row>
        <table:table-row table:style-name="ro2"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table:number-columns-repeated="1019"/>
        </table:table-row>
        <table:table-row table:style-name="ro2"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table:number-columns-repeated="1019"/>
        </table:table-row>
        <table:table-row table:style-name="ro2"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table:number-columns-repeated="1019"/>
        </table:table-row>
        <table:table-row table:style-name="ro2"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table:number-columns-repeated="1019"/>
        </table:table-row>
        <table:table-row table:style-name="ro2"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table:number-columns-repeated="1019"/>
        </table:table-row>
        <table:table-row table:style-name="ro2"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table:number-columns-repeated="1019"/>
        </table:table-row>
        <table:table-row table:style-name="ro2"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table:number-columns-repeated="1019"/>
        </table:table-row>
        <table:table-row table:style-name="ro2"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table:number-columns-repeated="1019"/>
        </table:table-row>
        <table:table-row table:style-name="ro2"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table:number-columns-repeated="1019"/>
        </table:table-row>
        <table:table-row table:style-name="ro2"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table:number-columns-repeated="1019"/>
        </table:table-row>
        <table:table-row table:style-name="ro2"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table:number-columns-repeated="1019"/>
        </table:table-row>
        <table:table-row table:style-name="ro2"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table:number-columns-repeated="1019"/>
        </table:table-row>
        <table:table-row table:style-name="ro2"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table:number-columns-repeated="1019"/>
        </table:table-row>
        <table:table-row table:style-name="ro2"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table:number-columns-repeated="1019"/>
        </table:table-row>
        <table:table-row table:style-name="ro2"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table:number-columns-repeated="1019"/>
        </table:table-row>
        <table:table-row table:style-name="ro2"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table:number-columns-repeated="1019"/>
        </table:table-row>
        <table:table-row table:style-name="ro2"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table:number-columns-repeated="1019"/>
        </table:table-row>
        <table:table-row table:style-name="ro2"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table:number-columns-repeated="1019"/>
        </table:table-row>
        <table:table-row table:style-name="ro2"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table:number-columns-repeated="1019"/>
        </table:table-row>
        <table:table-row table:style-name="ro2"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table:number-columns-repeated="1019"/>
        </table:table-row>
        <table:table-row table:style-name="ro2"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table:number-columns-repeated="1019"/>
        </table:table-row>
        <table:table-row table:style-name="ro2"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table:number-columns-repeated="1019"/>
        </table:table-row>
        <table:table-row table:style-name="ro2"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table:number-columns-repeated="1019"/>
        </table:table-row>
        <table:table-row table:style-name="ro2"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table:number-columns-repeated="1019"/>
        </table:table-row>
        <table:table-row table:style-name="ro2"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table:number-columns-repeated="1019"/>
        </table:table-row>
        <table:table-row table:style-name="ro2"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table:number-columns-repeated="1019"/>
        </table:table-row>
        <table:table-row table:style-name="ro2"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table:number-columns-repeated="2" office:value-type="string">
            <text:p>adresse_id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table:number-columns-repeated="2" office:value-type="string">
            <text:p>adresse_pays</text:p>
          </table:table-cell>
          <table:table-cell table:number-columns-repeated="1019"/>
        </table:table-row>
        <table:table-row table:style-name="ro2"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table:number-columns-repeated="2" office:value-type="string">
            <text:p>adresse_canton</text:p>
          </table:table-cell>
          <table:table-cell table:number-columns-repeated="1019"/>
        </table:table-row>
        <table:table-row table:style-name="ro2"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21"/>
        </table:table-row>
        <table:table-row table:style-name="ro2"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21"/>
        </table:table-row>
        <table:table-row table:style-name="ro2"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21"/>
        </table:table-row>
        <table:table-row table:style-name="ro2"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21"/>
        </table:table-row>
        <table:table-row table:style-name="ro2"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21"/>
        </table:table-row>
        <table:table-row table:style-name="ro2"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21"/>
        </table:table-row>
        <table:table-row table:style-name="ro2">
          <table:table-cell table:number-columns-repeated="3" office:value-type="string">
            <text:p>adresse_id</text:p>
          </table:table-cell>
          <table:table-cell table:number-columns-repeated="1021"/>
        </table:table-row>
        <table:table-row table:style-name="ro2"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21"/>
        </table:table-row>
        <table:table-row table:style-name="ro2"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21"/>
        </table:table-row>
        <table:table-row table:style-name="ro2"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21"/>
        </table:table-row>
        <table:table-row table:style-name="ro2"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21"/>
        </table:table-row>
        <table:table-row table:style-name="ro2"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21"/>
        </table:table-row>
        <table:table-row table:style-name="ro2"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21"/>
        </table:table-row>
        <table:table-row table:style-name="ro2"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21"/>
        </table:table-row>
        <table:table-row table:style-name="ro2"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21"/>
        </table:table-row>
        <table:table-row table:style-name="ro2"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21"/>
        </table:table-row>
        <table:table-row table:style-name="ro2"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21"/>
        </table:table-row>
        <table:table-row table:style-name="ro2">
          <table:table-cell table:number-columns-repeated="3" office:value-type="string">
            <text:p>adresse_pays</text:p>
          </table:table-cell>
          <table:table-cell table:number-columns-repeated="1021"/>
        </table:table-row>
        <table:table-row table:style-name="ro2">
          <table:table-cell table:number-columns-repeated="3" office:value-type="string">
            <text:p>adresse_canton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03/26/2010</text:date>, <text:time>15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3-24T12:25:13</meta:creation-date>
    <dc:date>2010-03-26T15:27:37</dc:date>
    <dc:creator>Christian Buffin</dc:creator>
    <meta:editing-duration>PT00H53M11S</meta:editing-duration>
    <meta:editing-cycles>10</meta:editing-cycles>
    <meta:generator>OpenOffice.org/3.1$Linux OpenOffice.org_project/310m11$Build-9399</meta:generator>
    <meta:document-statistic meta:table-count="2" meta:cell-count="1359" meta:object-count="0"/>
  </office:meta>
</office:document-meta>
</file>